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color="#ff0000" fo:font-size="14pt" style:font-size-asian="14pt" style:font-size-complex="14pt"/>
    </style:style>
    <style:style style:name="P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line-through-style="solid" fo:font-size="14pt" style:font-size-asian="14pt" style:font-size-complex="14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9900ff" fo:font-size="14pt" style:font-size-asian="14pt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1 - Example:</text:p>
      <text:p text:style-name="P1">0:<text:tab/>(~X1<text:tab/>X2<text:tab/>X3)</text:p>
      <text:p text:style-name="P1">1:<text:tab/>(X1<text:tab/>X3<text:tab/>X4)</text:p>
      <text:p text:style-name="P1">2:<text:tab/>(X1<text:tab/>X3<text:tab/>~X4)</text:p>
      <text:p text:style-name="P1">3:<text:tab/>(X1<text:tab/>~X3<text:tab/>X4)</text:p>
      <text:p text:style-name="P1">4:<text:tab/>(X1<text:tab/>~X3<text:tab/>~X4)</text:p>
      <text:p text:style-name="P1">5:<text:tab/>(~X2<text:tab/>~X3<text:tab/>X4)</text:p>
      <text:p text:style-name="P1">6:<text:tab/>(~X1<text:tab/>X2<text:tab/>~X3)</text:p>
      <text:p text:style-name="P1">7:<text:tab/>(~X1<text:tab/>~X2<text:tab/>X3)</text:p>
      <text:p text:style-name="P1"/>
      <text:p text:style-name="P3"/>
      <text:p text:style-name="P3">c<text:tab/>DIMACS representation:</text:p>
      <text:p text:style-name="P9">p cnf<text:tab/>4<text:tab/>8</text:p>
      <text:p text:style-name="P1"><text:s/><text:tab/>-1<text:tab/>2<text:tab/>3<text:tab/>0</text:p>
      <text:p text:style-name="P1"><text:s/><text:tab/>-1<text:tab/>3<text:tab/>4<text:tab/>0</text:p>
      <text:p text:style-name="P1"><text:s/><text:tab/>-1<text:tab/>3<text:tab/>-4<text:tab/>0</text:p>
      <text:p text:style-name="P1"><text:s/><text:tab/>-1<text:tab/>-3<text:tab/>4<text:tab/>0</text:p>
      <text:p text:style-name="P1"><text:s/><text:tab/>-1<text:tab/>-3<text:tab/>-4<text:tab/>0</text:p>
      <text:p text:style-name="P1"><text:s/><text:tab/>-2<text:tab/>-3<text:tab/>4<text:tab/>0</text:p>
      <text:p text:style-name="P1"><text:s/><text:tab/>-1<text:tab/>2<text:tab/>-3<text:tab/>0</text:p>
      <text:p text:style-name="P1"><text:s/><text:tab/>-1<text:tab/>-2<text:tab/>3 <text:s text:c="6"/><text:tab/>0</text:p>
      <text:section text:style-name="Sect1" text:name="TextSection">
        <text:p text:style-name="P1">Paper implementation of the DP algorithm:</text:p>
        <text:p text:style-name="P1">Initial Formula:</text:p>
        <text:p text:style-name="P1">0:<text:tab/>(~X1<text:tab/>X2<text:tab/>X3)</text:p>
        <text:p text:style-name="P1">1:<text:tab/>(X1<text:tab/>X3<text:tab/>X4)</text:p>
        <text:p text:style-name="P1">2:<text:tab/>(X1<text:tab/>X3<text:tab/>~X4)</text:p>
        <text:p text:style-name="P1">3:<text:tab/>(X1<text:tab/>~X3<text:tab/>X4)</text:p>
        <text:p text:style-name="P1">4:<text:tab/>(X1<text:tab/>~X3<text:tab/>~X4)</text:p>
        <text:p text:style-name="P1">5:<text:tab/>(~X2<text:tab/>~X3<text:tab/>X4)</text:p>
        <text:p text:style-name="P1">6:<text:tab/>(~X1<text:tab/>X2<text:tab/>~X3)</text:p>
        <text:p text:style-name="P1">7:<text:tab/>(~X1<text:tab/>~X2<text:tab/>X3)</text:p>
        <text:p text:style-name="P1">Initial Assignment of truth values: <text:s/>X1: <text:s/>0<text:tab/>X2: 0<text:tab/><text:tab/>X3: 0<text:tab/><text:tab/>X4: 0 <text:s text:c="5"/><text:line-break/> <text:s text:c="18"/>(0 means unassigned. 1 means assigned true. -1 means assigned false)</text:p>
        <text:p text:style-name="P2"/>
        <text:p text:style-name="Standard"><text:span text:style-name="T2">Step1:</text:span><text:span text:style-name="T1"><text:tab/>set X1: 1</text:span></text:p>
        <text:p text:style-name="P1">Assignment: <text:s/>X1: <text:s/>1<text:tab/>X2: 0<text:tab/>X3: 0<text:tab/>X4: 0</text:p>
        <text:p text:style-name="P1">Formula:</text:p>
        <text:p text:style-name="P1">0:<text:tab/>(~X1<text:tab/>X2<text:tab/>X3) <text:s/>changed to: <text:s text:c="3"/>( <text:tab/>X2<text:tab/>X3) <text:s/></text:p>
        <text:p text:style-name="Standard"><text:span text:style-name="T3">1:<text:tab/>(X1<text:tab/>X3<text:tab/>X4) <text:s/></text:span><text:span text:style-name="T1">clause satisfied</text:span></text:p>
        <text:p text:style-name="Standard"><text:span text:style-name="T3">2:<text:tab/>(X1<text:tab/>X3<text:tab/>~X4) </text:span><text:span text:style-name="T1"><text:s/>clause satisfied</text:span></text:p>
        <text:p text:style-name="Standard"><text:span text:style-name="T3">3:<text:tab/>(X1<text:tab/>~X3<text:tab/>X4)</text:span><text:span text:style-name="T1"> <text:s/>clause satisfied</text:span></text:p>
        <text:p text:style-name="Standard"><text:span text:style-name="T3">4:<text:tab/>(X1<text:tab/>~X3<text:tab/>~X4)</text:span><text:span text:style-name="T1"> <text:s text:c="2"/>clause satisfied</text:span></text:p>
        <text:p text:style-name="P1"><text:soft-page-break/>5:<text:tab/>(~X2<text:tab/>~X3<text:tab/>X4) <text:s text:c="3"/>remains unchanged</text:p>
        <text:p text:style-name="P1">6:<text:tab/>(~X1<text:tab/>X2<text:tab/>~X3) <text:s/>changed to ( <text:tab/><text:tab/>X2<text:tab/>~X3)</text:p>
        <text:p text:style-name="P1">7:<text:tab/>(~X1<text:tab/>~X2<text:tab/>X3) <text:s text:c="4"/>changed to ( <text:tab/>~X2<text:tab/>X3) <text:s text:c="4"/></text:p>
        <text:p text:style-name="P1"/>
        <text:p text:style-name="Standard"><text:span text:style-name="T2">Step 2:</text:span><text:span text:style-name="T1"><text:tab/>set X2: 1</text:span></text:p>
        <text:p text:style-name="P1">Assignment: <text:s/>X1: <text:s/>1<text:tab/>X2: <text:tab/>X3: 0<text:tab/><text:tab/>X4: 0</text:p>
        <text:p text:style-name="P1">Formula (truncated):</text:p>
        <text:p text:style-name="Standard"><text:span text:style-name="T1">0:<text:tab/>(<text:tab/>X2<text:tab/>X3) <text:s text:c="2"/>clause satisfied</text:span><text:span text:style-name="T3"> </text:span></text:p>
        <text:p text:style-name="P1">5:<text:tab/>(~X2<text:tab/>~X3<text:tab/>X4) <text:s text:c="4"/>changed to (<text:tab/><text:tab/>~X3<text:tab/>X4) <text:s text:c="4"/></text:p>
        <text:p text:style-name="P1">6:<text:tab/> ( <text:tab/>X2<text:tab/>~X3) <text:s text:c="2"/>clause satisfied</text:p>
        <text:p text:style-name="P1">7:<text:tab/>(<text:tab/>~X2<text:tab/>X3) <text:s text:c="4"/>changed to <text:s text:c="2"/>( <text:tab/> <text:tab/>X3) <text:s text:c="4"/></text:p>
        <text:p text:style-name="P1"/>
        <text:p text:style-name="Standard"><text:span text:style-name="T2">Step 3:</text:span><text:span text:style-name="T1"><text:tab/>set X3: 1</text:span></text:p>
        <text:p text:style-name="P1">Assignment: <text:s/>X1: <text:s/>1<text:tab/>X2: 1<text:tab/><text:tab/>X3: 1<text:tab/><text:tab/>X4: 0</text:p>
        <text:p text:style-name="P1">Formula:</text:p>
        <text:p text:style-name="P1">5:<text:tab/>(<text:tab/>~X3<text:tab/>X4) <text:s text:c="4"/>changed to (<text:tab/><text:tab/>X4) <text:s/></text:p>
        <text:p text:style-name="P1">7:<text:tab/>(<text:tab/><text:tab/>X3) <text:s text:c="4"/>clause satisfied <text:s text:c="4"/></text:p>
        <text:p text:style-name="P1"/>
        <text:p text:style-name="Standard"><text:span text:style-name="T2">Step 4:</text:span><text:span text:style-name="T1"><text:tab/>set X4: 1</text:span></text:p>
        <text:p text:style-name="P1">Assignment: <text:s/>X1: <text:s/>1<text:tab/>X2: 1<text:tab/><text:tab/>X3: 1<text:tab/><text:tab/>X4: 1</text:p>
        <text:p text:style-name="P1">Formula:</text:p>
        <text:p text:style-name="P1">5:<text:tab/>(<text:tab/>~X3<text:tab/>X4) <text:s text:c="4"/>clause satisfied. <text:s text:c="2"/></text:p>
        <text:p text:style-name="P1"/>
        <text:p text:style-name="P1">The formula is satisfiable and an assignment is <text:s text:c="2"/>X1: <text:s/>1<text:tab/>X2: 1<text:tab/>X3: 1<text:tab/>X4: 1</text:p>
        <text:p text:style-name="P1"/>
        <text:p text:style-name="Standard"><text:span text:style-name="T2">The following trace of the above example with different assignment of truth values illustrates backtracking situations and the data structure that facilitates backtracking</text:span><text:span text:style-name="T1">. <text:s/></text:span><text:span text:style-name="T2"><text:s/></text:span></text:p>
        <text:p text:style-name="P1">Internal representation of the formula (as a linked list) using clause labels:</text:p>
        <text:p text:style-name="P1">Initial Formula : <text:s text:c="2"/>0<text:tab/><text:tab/>1<text:tab/>2<text:tab/>3<text:tab/>4<text:tab/>5<text:tab/>6<text:tab/>7<text:tab/>-1<text:line-break/>initial Assignment of Boolean values to variables:<text:tab/>1: 0 <text:tab/>2: 0<text:tab/>3: 0<text:tab/>4: 0 <text:s text:c="7"/><text:line-break/> <text:s text:c="18"/>(0 means unassigned. 1 means assigned true. -1 means assigned false)</text:p>
        <text:p text:style-name="P1"><text:soft-page-break/></text:p>
        <text:p text:style-name="Standard"><text:span text:style-name="T1">formula is not empty and it has no empty clauses<text:line-break/></text:span><text:span text:style-name="T2">step 1:</text:span><text:span text:style-name="T1"> Set var 1 to F. <text:s/>(</text:span><text:span text:style-name="T4">Note: I have chosen to set the var1 to F and not to T as in the previous trace. This choice illustrates the backtracking process and the appropriate data structure</text:span><text:span text:style-name="T1">.) <text:line-break/>Assignment of Boolean values to variables:<text:tab/>1: -1 <text:tab/>2: 0<text:tab/>3: 0<text:tab/>4: 0<text:line-break/>Formula : <text:s text:c="2"/>1<text:tab/><text:tab/>2<text:tab/>3<text:tab/>4<text:tab/>5<text:tab/>-1<text:tab/>7<text:tab/>6<text:tab/>0<text:tab/>-1<text:line-break/></text:span><text:span text:style-name="T5">-1 indicates end of list; 6 and 7 are satisfied, hence the “separate” list</text:span></text:p>
        <text:p text:style-name="Standard"><text:span text:style-name="T1">formula is not empty and it has no empty clauses<text:line-break/></text:span><text:span text:style-name="T2">Step 2:</text:span><text:span text:style-name="T1"> Set var 2 to F.<text:line-break/>Assignment of Boolean values to variables:<text:tab/>1: -1 <text:tab/>2: -1<text:tab/>3: 0<text:tab/>4: 0<text:line-break/>Formula : <text:s text:c="2"/>1<text:tab/><text:tab/>2<text:tab/>3<text:tab/>4<text:tab/>-1<text:tab/>5<text:tab/>-1<text:tab/>7<text:tab/>6<text:tab/>0<text:tab/>-1<text:line-break/></text:span><text:span text:style-name="T5">5 is now satisfied, and “separated”. When -1 reaches the front, it terminates</text:span></text:p>
        <text:p text:style-name="Standard"><text:span text:style-name="T1">formula is not empty and it has no empty clauses<text:line-break/></text:span><text:span text:style-name="T2">Step 3:</text:span><text:span text:style-name="T1"> Set var 3 to F<text:line-break/>Assignment of Boolean values to variables:<text:tab/>1: -1 <text:tab/>2: -1<text:tab/>3: -1<text:tab/>4: 0<text:line-break/>Formula : <text:s text:c="2"/><text:line-break/>1<text:tab/>2<text:tab/>-1 <text:tab/>4<text:tab/>3<text:tab/>-1<text:tab/>5<text:tab/>-1<text:tab/>7<text:tab/>6<text:tab/>0<text:tab/>-1</text:span></text:p>
        <text:p text:style-name="P1"/>
        <text:p text:style-name="Standard"><text:span text:style-name="T1">formula is not empty and it has no empty clauses<text:line-break/></text:span><text:span text:style-name="T2">Step 4:</text:span><text:span text:style-name="T1"> Set var 4 to F<text:line-break/>Assignment of Boolean values to variables:<text:tab/>1: -1 <text:tab/>2: -1<text:tab/>3: -1<text:tab/>4: -1<text:line-break/>Formula : <text:s text:c="2"/><text:line-break/>1<text:tab/>-1<text:tab/>2<text:tab/>-1<text:tab/>4<text:tab/>3<text:tab/>-1<text:tab/>5<text:tab/>-1<text:tab/>7<text:tab/>6 <text:s text:c="3"/>0 <text:tab/>-1 </text:span></text:p>
        <text:p text:style-name="P1"/>
        <text:p text:style-name="Standard"><text:span text:style-name="T1">formula is not empty; but it has (at least) one empty clause. </text:span><text:span text:style-name="T4">Time to backtrack. i.e. go back to the previous step. Note: a clause is empty if all its variables are assigned but the clause is not satisfied. Even if one clause is not satisfied then the formula is not satisfied.<text:line-break/></text:span><text:span text:style-name="T2"> Step 5:</text:span><text:span text:style-name="T1"> Set var 4 to T (unset 4 and reset it to T).<text:line-break/>Assignment of Boolean values to variables:<text:tab/>1: -1 <text:tab/>2: -1<text:tab/>3: -1<text:tab/>4: 1<text:line-break/>Formula : <text:s text:c="2"/><text:line-break/>2<text:tab/>-1<text:tab/>1<text:tab/>-1<text:tab/>4<text:tab/>3<text:tab/>-1<text:tab/>5<text:tab/>-1<text:tab/>7<text:tab/>6 <text:s text:c="4"/>0 <text:tab/>-1<text:line-break/></text:span></text:p>
        <text:p text:style-name="Standard"><text:span text:style-name="T1">formula is not empty; but it has (at least) one empty clause. </text:span><text:span text:style-name="T4">Time to backtrack.<text:line-break/></text:span><text:soft-page-break/><text:span text:style-name="T2">Step 6:</text:span><text:span text:style-name="T1"> Set var 3 to T (unset 4, unset 3 and reset 3 to T).<text:line-break/>Assignment of Boolean values to variables:<text:tab/>1: -1 <text:tab/>2: -1<text:tab/>3: 1<text:tab/>4: 0<text:line-break/>Formula : <text:s/><text:line-break/> 3<text:tab/>4<text:tab/>-1<text:tab/>1<text:tab/>2<text:tab/>-1<text:tab/>5<text:tab/>-1<text:tab/>7<text:tab/>6<text:tab/>0<text:tab/>-1<text:line-break/></text:span></text:p>
        <text:p text:style-name="P6">Note: step 5 and step 6 illustrate two types of backtracking. Be careful while implementing these.<text:tab/></text:p>
        <text:p text:style-name="P1">And, So on ….</text:p>
        <text:p text:style-name="P1">A final satisfying assignment for this formula is: <text:s/>1: 1<text:tab/>2: 1<text:tab/>3: 1<text:tab/>4: 1</text:p>
        <text:p text:style-name="P1"/>
        <text:p text:style-name="P7">Other Notes</text:p>
        <text:p text:style-name="P7"/>
        <text:p text:style-name="P1">Sudoku Reduction</text:p>
        <text:p text:style-name="P1"/>
        <text:p text:style-name="P1">Sudoku Prob → | Reducer | → Sat Prob → | Sat Solver | → Sat Solution → | Solution Translator | → Sudoku Solution</text:p>
        <text:p text:style-name="P1"/>
        <text:p text:style-name="P1">Size 9 – 9 x9</text:p>
        <text:p text:style-name="P1">{1, 2, …, 8, 9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lathur Rajasethupathy</meta:initial-creator>
    <meta:editing-cycles>7</meta:editing-cycles>
    <meta:creation-date>2018-01-20T18:11:00</meta:creation-date>
    <dc:date>2018-02-01T18:53:20.98</dc:date>
    <meta:editing-duration>P3DT1H36M11S</meta:editing-duration>
    <meta:generator>OpenOffice/4.1.3$Win32 OpenOffice.org_project/413m1$Build-9783</meta:generator>
    <meta:document-statistic meta:table-count="0" meta:image-count="0" meta:object-count="0" meta:page-count="4" meta:paragraph-count="75" meta:word-count="856" meta:character-count="4027"/>
    <meta:user-defined meta:name="AppVersion">16.0000</meta:user-defined>
    <meta:user-defined meta:name="Company">The College at Brockpo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